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en" fo:country="US" style:font-size-asian="20pt" style:font-size-complex="20pt"/>
    </style:style>
    <style:style style:name="P2" style:family="paragraph" style:parent-style-name="Standard">
      <style:paragraph-properties fo:text-align="center" style:justify-single-word="false"/>
      <style:text-properties fo:language="en" fo:country="U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stLab</text:p>
      <text:p text:style-name="P2">Implementation</text:p>
      <text:p text:style-name="P2"/>
      <text:table-of-content text:style-name="Sect1" text:name="Tartalomjegyzék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ble of Contents</text:p>
          </text:index-title>
          <text:p text:style-name="P3">Rewrite<text:tab/>2</text:p>
          <text:p text:style-name="P4">Language<text:tab/>2</text:p>
          <text:p text:style-name="P4">IDEConnector<text:tab/>2</text:p>
          <text:p text:style-name="P4">Unit<text:tab/>2</text:p>
          <text:p text:style-name="P4">Resource<text:tab/>3</text:p>
          <text:p text:style-name="P4">Module<text:tab/>3</text:p>
          <text:p text:style-name="P4">Application<text:tab/>3</text:p>
          <text:p text:style-name="P4">Build<text:tab/>3</text:p>
          <text:p text:style-name="P4">Installer<text:tab/>4</text:p>
          <text:p text:style-name="P4">Entity-Aspect<text:tab/>4</text:p>
          <text:p text:style-name="P3">Questions of flat type hierarchy<text:tab/>6</text:p>
          <text:p text:style-name="P4">Interchangeable Modules<text:tab/>6</text:p>
          <text:p text:style-name="P4">Derivation replaced with aspect composition<text:tab/>6</text:p>
          <text:p text:style-name="P4">Updated Module-Unit connection (service inheritance)<text:tab/>8</text:p>
          <text:p text:style-name="P3">Lab in lab<text:tab/>9</text:p>
          <text:p text:style-name="P4">The API<text:tab/>9</text:p>
          <text:p text:style-name="P4">Language<text:tab/>9</text:p>
          <text:p text:style-name="P3">Notes<text:tab/>11</text:p>
        </text:index-body>
      </text:table-of-content>
      <text:h text:style-name="P5" text:outline-level="1">Rewrite</text:h>
      <text:p text:style-name="Text_20_body">I should rewrite the whole project again because its current structure should not be represented in the dustLab at all, so many important changes occurred... serious portion of the bottom layer API and services are obsolete now, with dangling functions and classes.</text:p>
      <text:h text:style-name="Heading_20_2" text:outline-level="2">Language</text:h>
      <text:p text:style-name="Text_20_body">The language module is responsible for generating sources (using templates to convert those Objects to streams of course) from:</text:p>
      <text:list text:style-name="TreeList">
        <text:list-item>
          <text:p text:style-name="Tree">Types (many in each Unit, making headers, interface declarations), which will be included by the programmers' codes;</text:p>
        </text:list-item>
        <text:list-item>
          <text:p text:style-name="Tree">Module objects (one for each Module), making MutableValue structures containing the Module data as real Objects (the Module object will be loaded from them runtime);</text:p>
        </text:list-item>
        <text:list-item>
          <text:p text:style-name="Tree">Deployment object (one for each Deployment – that is, Application) – this will be used by the deployment profile (so this is not yet the “main”, but only a wrapper code around the deployment configuration)</text:p>
        </text:list-item>
      </text:list>
      <text:p text:style-name="Text_20_body">The Language module is also responsible for creating the binary version of a source (compilation). <text:span text:style-name="T1">In fact, this is not in sync with my previous approach to use ant for compilation and building</text:span>. The question is: what is easier: generating the proper ant scripts and hack the language module (because different languages require different ant scripts) – or take over and let dustLab do the compilation and building?<text:span text:style-name="T2"> I have to further analyze the Deployment / Module settings and functions, hopefully this will make it all clear.</text:span> The benefit of using ant is that I can send a whole project without the dustLab (assuming that the user has Ant, the compilation environment and the required directory structure or proper Ant variable configuration) – for the price of relying on an external component, work a lot on generating the good script. The benefit of manual compilation is a cleaner structure, for the price of dealing a bit with configuring the tools directly. For the first glimpse, dealing with the compiler seems to be more direct and do not raise the question why ant, why not make or other tools.</text:p>
      <text:h text:style-name="Heading_20_2" text:outline-level="2">IDEConnector</text:h>
      <text:p text:style-name="Text_20_body">It should create one project for one Build. The Language component should be able to create a jar with all the sources in the src internal folder, so the project contains the only one </text:p>
      <text:h text:style-name="Heading_20_2" text:outline-level="2">Unit</text:h>
      <text:p text:style-name="Text_20_body">The Unit contains the declaration of multiple Types with all its children, contains links to one or more Resource declarations. Has NO Language dependency.</text:p>
      <text:h text:style-name="Heading_20_2" text:outline-level="2">Resource</text:h>
      <text:p text:style-name="Text_20_body">Has two types, the Core is localization-neutral, there can be only one for each Unit and contains some of the templates and all Frontend declarations; the Locale resources are for message texts and templates, of which there can be one for each Locale for the same Unit. The resources are handled independently from the Unit itself, but maintained by the same Vendor.</text:p>
      <text:h text:style-name="Heading_20_2" text:outline-level="2">Module</text:h>
      <text:p text:style-name="Text_20_body">The Module is the implementation of a Unit in a certain Language – thus the Module is Language-dependent. Along the coding only ASCII characters are allowed and text content always come from the resources or object data, so the Module is locale-neutral.</text:p>
      <text:p text:style-name="Text_20_body">The Module is compiled by the Language: the Module data contains the dependencies to other Modules and external binaries (3rdParty jars, dlls), this information is used by the Language along the compilation (the Language uses the Module and not vice versa). This goes until the compilation only (.class or .obj files); “linking” (building a jar, war, so, dll, etc. files) goes to the Build level.</text:p>
      <text:p text:style-name="Text_20_body">The Language also generates and compiles the source file that provides the Module data by creating the Module object instance; this information is used when loading the Module binary.</text:p>
      <text:h text:style-name="Heading_20_2" text:outline-level="2">Application</text:h>
      <text:p text:style-name="Text_20_body">The Application is a collection of some interconnected Units in order to solve a specific task. I have a small doubt about saying that this goes on Unit or Module level, but considering that the Module must contain no additional declarations, and the connections are made on declaration level, this results that the Application can be declared on Unit level, without Language dependency. Of course, this separation means that the Application on this level cannot be built.</text:p>
      <text:h text:style-name="Heading_20_2" text:outline-level="2">Build</text:h>
      <text:p text:style-name="Text_20_body">The Build is connected to an Application and a Language. For a proper Build, you have to collect all the Modules for the Units in the target Language to have binary modules, then build it together into a binary. Along this process, first the Build uses the Language to generate a source file that contains the Application object as an Object instance. This process only depends on the Language.</text:p>
      <text:p text:style-name="Text_20_body">Next, the Build must use the Language with the proper settings to create one or more binary modules, and sometimes generates additional files and directories (like when building a war file).</text:p>
      <text:p text:style-name="Text_20_body">The Build is itself a module also and contains a few sources as well. They have the following tasks:</text:p>
      <text:list text:style-name="TreeList">
        <text:list-item>
          <text:p text:style-name="Tree">manage the entry/exit points of the Application in the current running environment;</text:p>
        </text:list-item>
        <text:list-item>
          <text:p text:style-name="Tree">manage loading the module binaries (if necessary)</text:p>
        </text:list-item>
      </text:list>
      <text:p text:style-name="Text_20_body">There can be multiple Build modules for the same Language, like a Monolithic or a Modular java desktop application, an appserver servlet; a C-based Windows or Linux application or a Windows service. This means different types derived from the Build core, that contains the Build logic... well that sounds familiar...</text:p>
      <text:p text:style-name="Text_20_body">Thus, the source for “main” is provided by the Build, and the binary loader code as well. They use the settings generated using the Application and Build content, and able to “boot” the kernel, run the initialization scripts created in the Application. It is also important that the Build settings include the optional external Configuration to be used at runtime – see at the Installer.</text:p>
      <text:h text:style-name="Heading_20_2" text:outline-level="2">Installer</text:h>
      <text:p text:style-name="Text_20_body">The result of the Build process is practically a runnable file or directory/file hierarchy that can be tested immediately, along with the Configuration settings. The Build can be wrapped up by an Installer, which is a predefined Build of known components, into a single, self-containing runnable application. Its task is to ask for the specified deployment actions (like selecting directories, configuring users, configuration locations, managing external binaries and optionally install them if needed, etc.) The installation settings can be saved, and used to remove any application.</text:p>
      <text:p text:style-name="Text_20_body">(This is of course a later feature)</text:p>
      <text:h text:style-name="Heading_20_2" text:outline-level="2">Entity-Aspect</text:h>
      <text:p text:style-name="Text_20_body">Return to the original concept of having FLAT Type system, no inheritance. The reason is simple: this approach supports a way of multiple inheritance and runtime aspect extension.</text:p>
      <text:p text:style-name="Text_20_body">The problem: so far I have used derived Types to select different modules and logics. Now, if I remove this option, I can only use the Type as service declaration, and Modules should bring all the functionalities once (except for context dependencies). The serialized Object can't refer to the exact (implementation-related) Type and so the Module and Logic, but the Unit (service) level; the serialized Object will be deserialized through the currently configured Module. Which is, in fact, not a bad idea at all...</text:p>
      <text:p text:style-name="Text_20_body">So, the weaknesses:</text:p>
      <text:list text:style-name="TreeList">
        <text:list-item>
          <text:p text:style-name="Tree">there is no way to provide different implementations (Logics) of the same type in the root level of a Module. This is not bad at all;</text:p>
        </text:list-item>
        <text:list-item>
          <text:p text:style-name="Tree">when there are multiple Modules serving the same Unit configured into a deployment, there must be a way to select among them. This looks bad, but perhaps it is not that bad: if I implement derivation through different Aspects requiring each other, it means that the “core” Type is merely a data container and root verifier, and the actual business logic is implemented within the “extensions”, which are now the different other aspects that require the same common “root”. </text:p>
        </text:list-item>
      </text:list>
      <text:p text:style-name="Text_20_body">And here is the problem: the message and event processing. I create “root” types in order to declare the common service interface, so that is in the “required” Type, but should be implemented in the “derived”, user Type. I think this should be solved by declaration: the root type can be declared as abstract, and then user type gets its messages that are also declared as abstract. This is a one-way street: there must be one and only one user type for a such abstract type, and there is no extension of existing codes: the function is either abstract or implemented – there is no “when to call super.function()” or “how to ensure this super function will always be called” like questions.</text:p>
      <text:h text:style-name="Heading_20_1" text:outline-level="1">Questions of flat type hierarchy</text:h>
      <text:h text:style-name="Heading_20_2" text:outline-level="2">Interchangeable Modules</text:h>
      <text:p text:style-name="Text_20_body">With a total Type (service) oriented approach, the Module does not have “personalized” types, only the service level is visible. So, when reading the same Object in another environment, the loaded Logic can be different (according to the local Module configuration). This is OK for providing the services (processing messages), but not that OK for validation – the same Object instance can be valid in one and invalid in another environment just because another Logic has loaded it. </text:p>
      <text:p text:style-name="Text_20_body">This suggests the separation of programmed validation processes from the message processing Module and put them into a Unit-locked Module. However this approach is quite wrong: the separated validation logic should be implemented in different languages – yet there should be even more message processing Modules for the same language. This is a kind of fuss. I suppose there will be some declaration-level way for the common, basic data validation, and the rest can be programmed within the implementing Module.</text:p>
      <text:p text:style-name="Text_20_body">Furthermore, the flexibility coming into the view here is not a real issue. Real Backend Objects “live” in the Backend servers together with their handler Modules – thus those Modules do not change often, and when they change, they MUST enforce the new validation rules (“upgrade”), so this is the required operation. For the Frontend, it is rather preferred to let the environment set the Module which should load the Object, on service level – and handle any problems there. So, in this case the flexible approach is preferable.</text:p>
      <text:p text:style-name="Text_20_body">Finally, it might be considered to use the C language (through the proper template set) as a scripting language for the validation (and for initialization and maybe even the end logic programming), and this mean that any validation can later be added to the Type declaration on Unit level as normal C sources that the Lab transforms to Java, or compiles into the binary for C language. LATER! – this is just a side note.</text:p>
      <text:h text:style-name="Heading_20_2" text:outline-level="2">Derivation replaced with aspect composition</text:h>
      <text:p text:style-name="Text_20_body">The Type contains the data and message declarations for a specific service. The Type must be fully implemented within a Module, there is no way to mix different Logic classes for handling different messages (there can be NO implementation level connection between different Modules). So, in a simple case I have one or multiple Modules implementing a Type, they have no connection, there are some code duplication in the data validation section.</text:p>
      <text:p text:style-name="Text_20_body">Now, I have a derivation scenario: a “connector” Type (like database and registry) with some common data on the top level, but other extensional data in the derived Types for implementation-specific settings. This is handled by having a common Connector aspect and specialized Registry and Database aspects, the latter two “requires” the Connector aspect. Thus any entity having a Registry or Database aspect must also have the Connector aspect, from which the Logic of the latter two reads the settings.</text:p>
      <text:p text:style-name="Text_20_body">The problem is that the actual Connector functions are declared in the Connector type, but can be handled in Registry or Database. The solution is to declare the Registry and Connector relation in a way that says Registry wants to process all Connector messages.</text:p>
      <text:p text:style-name="Text_20_body">The declaration in details:</text:p>
      <text:list text:style-name="TreeList">
        <text:list-item>
          <text:p text:style-name="Tree">there are pure abstract types, to which I never want to add any code directly, a Module cannot contain any Logic to such classes, and wherever they appear, there must be another aspect in the same entity to which those messages are relayed.</text:p>
        </text:list-item>
        <text:list-item>
          <text:p text:style-name="Tree">It sounds weird to have multiple relays (although as I think about it, it looks similar to the Frontend – but NO: the Frontend is multiple Logics under the same instance, but here are multiple aspects having the same messages relayed). Right now: I see no reason to support relaying the same messages of an ancestor to multiple neighboring aspects. <text:span text:style-name="T3">But this is an open question!</text:span></text:p>
        </text:list-item>
      </text:list>
      <text:p text:style-name="Text_20_body">In normal operation, it sounds quite normal that I have a Type and an implementation, but later I “derive” from that Type by creating another Type and relay its messages to my type. In this case I should not support “mixing” the old and the new Logics: some of the messages are relayed, others are not, sometimes the old functions are called, sometimes not – this is an implementation-level dependency where I don't know anything about the “other” component, it can even be replaced within a running application. So: when a Type is relayed, I am responsible for handling all of its operations, its original Logic will never be called.</text:p>
      <text:p text:style-name="Text_20_body">Sometimes this is not desired: I create a base Type with some attributes and some actions also that are important and connect my type into its environment. In this case I need a plugin system: the “visible” type that other modules use and contain settings and codes, must remain intact, and require another abstract “plugin” type, which hold the derived behaviors. In this way, Connector functions are implemented in the Connector, and they use the required ConnectorPlugin abstract aspect, that is implemented as CPRegistry and CPDatabase. This change, if introduced at a later time, requires refactoring either the using or the implementing Modules...</text:p>
      <text:p text:style-name="Text_20_body">But on the other hand, this approach create a clear separation: types can require each other anytime, but a type B can “implement” A (have all messages of A relayed to its Logic) if A is abstract, A can have no logic, and in each entity there must be one and only one aspect for each abstract aspect.</text:p>
      <text:p text:style-name="Text_20_body">The other chance is when the base type offers (“protected”) functionalities for its children to support its public interface, but it does not require to have them called. In this case, the abstract A requires AH (A helper) as its service provider. Thus the implementing B can access AH functions when it is processing A messages. The Plugin and Helper pattern can be combined of course.</text:p>
      <text:h text:style-name="Heading_20_2" text:outline-level="2">Updated Module-Unit connection (service inheritance)</text:h>
      <text:p text:style-name="Text_20_body">Naturally, there is a strict limit between Unit and Module level, Units can't refer to Modules. On the other hand, Modules can have a more flexible connection to Units. It is possible that a Module does not fully implement a Unit, like it just contains code and Logic mapping for some of the Types. In this case it requires another Module to implement the missing classes. This is a kind of code inheritance although the strict separation of the Modules persist: they do not see each other's code, each Type is fully implemented in this or the other Module, no partial functional extension. </text:p>
      <text:p text:style-name="Text_20_body">So, I can create a Module to extend the functionality of one type, but use an existing implementation of the affected Unit in another Module that I select as “parent”. There can be multiple “parent” Modules. This connection is NOT to be set on Module level, the Module only knows that it does not fully implement the whole Unit. Knowing this, when declaring the Application, other Modules should be present along mine to fully implement the whole Unit.</text:p>
      <text:p text:style-name="Text_20_body">On the other hand, I am a kind of changing my view upon Module-Unit connection. If a Module can partially implement a Unit, can it implement multiple Units (fully or partially)? Perhaps this can be required as the code might need to be interconnected for optimization. In this case the Unit structure remains intact, the declaration level the concerns are logically separated, but on code level it is possible to connect them in a specific environment, and so it is closer than being build into one monolithic Application, because the compilation happens on Module level, and different Modules do not see each other's code.</text:p>
      <text:h text:style-name="Heading_20_1" text:outline-level="1">Lab in lab</text:h>
      <text:p text:style-name="Text_20_body">In this section I try to “use” a vision of dustLab to design dustLab, in order to be able to implements dustLab...</text:p>
      <text:h text:style-name="Heading_20_2" text:outline-level="2">The API</text:h>
      <text:p text:style-name="Text_20_body">The API has the lowest level interface: it must be created in the target Language. Well, this means that the API interface declaration is the part of the Language!</text:p>
      <text:p text:style-name="Text_20_body">With the same analogy, the source code for the API implementation is the part of the Build – thus, a Build without any Application is a valid project</text:p>
      <text:h text:style-name="Heading_20_2" text:outline-level="2">Language</text:h>
      <text:p text:style-name="Text_20_body">The Language is locked to a specific language, which is in fact a slight extension of “Java” or “C”. First, because there will be Java6 implemented only (which uses the Enumeration support of Java5 and the compilation integration of Java6). </text:p>
      <text:p text:style-name="Text_20_body">The Language module contains</text:p>
      <text:list text:style-name="TreeList">
        <text:list-item>
          <text:p text:style-name="Tree">the source for dust API interface (not the implementation). All the codes use these sources as the entry to any dust functionality, so it is inherently included in any Logic classes, but at the same time it contains a statically accessible entry point to the dust. This is important, because although a calling parameter or a protected member API would mean a context, but that passing would allow cheating;</text:p>
        </text:list-item>
        <text:list-item>
          <text:p text:style-name="Tree">the ability of generating program codes of definitions (constants, etc.) from the data in a give Unit</text:p>
        </text:list-item>
        <text:list-item>
          <text:p text:style-name="Tree">generating Variant structures (declarations) for Module and Build content</text:p>
        </text:list-item>
        <text:list-item>
          <text:p text:style-name="Tree">the ability of compiling the sources into binaries (but not building)</text:p>
        </text:list-item>
      </text:list>
      <text:p text:style-name="Text_20_body">Question: the Language module in theory should keep them as internal content? The answer is no, if I want to support IDE integration, because then the IDE would want to “see” the sources (at least through the IDEConnector Module). It can be yes, if I want to use the dustLab alone, but even in this case I will have to support intellisense typing aids (which, contrary to a GUI display of different structures, are language-dependent). I MUST support IDE integration.</text:p>
      <text:p text:style-name="Text_20_body">But, this can simply be skipped. The core Language module does nothing about this. It is responsible for storing the common settings and messages for the Language module as the Module responsible for compilation... and building??? Well, making binaries from the sources and linking them to one or more binaries seem to be similar tasks! The Language may use the Build settings when creating the final binary, but not the reverse: sending the binary content out to another, but very closely linked component (in the case of C, the compiler and the linker). Even if in the case of Java, the “linking” is practically making another jar/war/ear file, that has nothing to do with javac. </text:p>
      <text:p text:style-name="Text_20_body">However, this seems a bit natural again. The Build refers to the binary content “somewhere in the Language Module” as unknown sources, and is responsible for arranging them, and perhaps add some more external info (like the required structure of the war file). This means generating and adding some information, and provide a required structure that refers to the provided and the Language internal structure – this then will be used by the Language module to build the required binary.</text:p>
      <text:p text:style-name="Text_20_body"/>
      <text:h text:style-name="Heading_20_1" text:outline-level="1">Notes</text:h>
      <text:p text:style-name="Text_20_body">To have unique vendor names AND a simple scheme, I must add a “temp” vendor. This is always the local workspace, and no temp vendor can be registered. The temp is on the same level as the others, and its name is used just like any other's na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99cm" fo:margin-bottom="0cm"/>
      <style:text-properties fo:language="en" fo:country="US"/>
    </style:style>
    <style:style style:name="Text_20_body" style:display-name="Text body" style:family="paragraph" style:parent-style-name="Standard" style:class="text" style:master-page-name="">
      <style:paragraph-properties fo:margin-top="0.199cm" fo:margin-bottom="0cm" fo:orphans="2" fo:widows="2"/>
    </style:style>
    <style:style style:name="Heading" style:family="paragraph" style:parent-style-name="Standard" style:next-style-name="Text_20_body" style:class="text">
      <style:paragraph-properties fo:margin-top="0.42cm" fo:margin-bottom="0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fo:text-align="center" style:justify-single-word="false"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fo:margin-top="0cm" fo:margin-bottom="0cm"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ree" style:family="paragraph" style:parent-style-name="Text_20_body" style:list-style-name="TreeList">
      <style:paragraph-properties fo:margin-left="0cm" fo:margin-right="0cm" fo:margin-top="0cm" fo:margin-bottom="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reeList">
      <text:list-level-style-bullet text:level="1" text:style-name="Bullet_20_Symbols" style:num-suffix="." text:bullet-char="•">
        <style:list-level-properties text:space-before="0.3cm" text:min-label-width="0.3cm"/>
        <style:text-properties style:font-name="StarSymbol"/>
      </text:list-level-style-bullet>
      <text:list-level-style-bullet text:level="2" text:style-name="Bullet_20_Symbols" style:num-suffix="." text:bullet-char="•">
        <style:list-level-properties text:space-before="0.6cm" text:min-label-width="0.3cm"/>
        <style:text-properties style:font-name="StarSymbol"/>
      </text:list-level-style-bullet>
      <text:list-level-style-bullet text:level="3" text:style-name="Bullet_20_Symbols" style:num-suffix="." text:bullet-char="•">
        <style:list-level-properties text:space-before="0.899cm" text:min-label-width="0.3cm"/>
        <style:text-properties style:font-name="StarSymbol"/>
      </text:list-level-style-bullet>
      <text:list-level-style-bullet text:level="4" text:style-name="Bullet_20_Symbols" style:num-suffix="." text:bullet-char="•">
        <style:list-level-properties text:space-before="1.199cm" text:min-label-width="0.3cm"/>
        <style:text-properties style:font-name="StarSymbol"/>
      </text:list-level-style-bullet>
      <text:list-level-style-bullet text:level="5" text:style-name="Bullet_20_Symbols" style:num-suffix="." text:bullet-char="•">
        <style:list-level-properties text:space-before="1.499cm" text:min-label-width="0.3cm"/>
        <style:text-properties style:font-name="StarSymbol"/>
      </text:list-level-style-bullet>
      <text:list-level-style-bullet text:level="6" text:style-name="Bullet_20_Symbols" style:num-suffix="." text:bullet-char="•">
        <style:list-level-properties text:space-before="1.799cm" text:min-label-width="0.3cm"/>
        <style:text-properties style:font-name="StarSymbol"/>
      </text:list-level-style-bullet>
      <text:list-level-style-bullet text:level="7" text:style-name="Bullet_20_Symbols" style:num-suffix="." text:bullet-char="•">
        <style:list-level-properties text:space-before="2.099cm" text:min-label-width="0.3cm"/>
        <style:text-properties style:font-name="StarSymbol"/>
      </text:list-level-style-bullet>
      <text:list-level-style-bullet text:level="8" text:style-name="Bullet_20_Symbols" style:num-suffix="." text:bullet-char="•">
        <style:list-level-properties text:space-before="2.399cm" text:min-label-width="0.3cm"/>
        <style:text-properties style:font-name="StarSymbol"/>
      </text:list-level-style-bullet>
      <text:list-level-style-bullet text:level="9" text:style-name="Bullet_20_Symbols" style:num-suffix="." text:bullet-char="•">
        <style:list-level-properties text:space-before="2.699cm" text:min-label-width="0.3cm"/>
        <style:text-properties style:font-name="StarSymbol"/>
      </text:list-level-style-bullet>
      <text:list-level-style-bullet text:level="10" text:style-name="Bullet_20_Symbols" style:num-suffix="." text:bullet-char="•">
        <style:list-level-properties text:space-before="2.998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11-05-09T11:06:07</meta:creation-date>
    <dc:date>2011-06-15T09:12:27</dc:date>
    <meta:editing-cycles>121</meta:editing-cycles>
    <meta:editing-duration>P36DT3H34M50S</meta:editing-duration>
    <meta:user-defined meta:name="Info 1"/>
    <meta:user-defined meta:name="Info 2"/>
    <meta:user-defined meta:name="Info 3"/>
    <meta:user-defined meta:name="Info 4"/>
    <meta:document-statistic meta:table-count="0" meta:image-count="0" meta:object-count="0" meta:page-count="11" meta:paragraph-count="98" meta:word-count="3247" meta:character-count="19408"/>
  </office:meta>
</office:document-meta>
</file>